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Preformatted_20_Text">
      <style:text-properties fo:font-variant="normal" fo:text-transform="none" fo:color="#202124" style:font-name="Arial" fo:font-size="12pt" fo:letter-spacing="normal" fo:language="de" fo:country="DE" fo:font-style="normal" fo:font-weight="normal" style:font-size-asian="12pt" style:font-size-complex="12pt"/>
    </style:style>
    <style:style style:name="P4"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inherit" fo:font-size="21pt" fo:letter-spacing="normal" fo:language="de" fo:country="DE" fo:font-style="normal" fo:font-weight="normal"/>
    </style:style>
    <style:style style:name="P5"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6"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00ccff" style:font-name="sans-serif" fo:font-size="15pt" fo:letter-spacing="normal" fo:font-style="normal"/>
    </style:style>
    <style:style style:name="T2" style:family="text">
      <style:text-properties fo:font-variant="normal" fo:text-transform="none" style:font-name="sans-serif" fo:font-size="15pt" fo:letter-spacing="normal" fo:font-style="normal"/>
    </style:style>
    <style:style style:name="T3" style:family="text">
      <style:text-properties fo:font-variant="normal" fo:text-transform="none" fo:color="#000000" style:font-name="sans-serif" fo:font-size="15pt" fo:letter-spacing="normal" fo:font-style="normal"/>
    </style:style>
    <style:style style:name="T4" style:family="text">
      <style:text-properties fo:font-variant="normal" fo:text-transform="none" fo:color="#000000" fo:font-size="15pt" fo:letter-spacing="normal" fo:font-style="normal"/>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font-size="12pt" fo:letter-spacing="normal" fo:font-style="normal" style:font-size-asian="12pt" style:font-size-complex="12pt"/>
    </style:style>
    <style:style style:name="T7" style:family="text">
      <style:text-properties fo:color="#000000"/>
    </style:style>
    <style:style style:name="T8" style:family="text">
      <style:text-properties fo:color="#000000" style:font-name="sans-serif" fo:font-size="13.5pt"/>
    </style:style>
    <style:style style:name="T9" style:family="text">
      <style:text-properties fo:color="#000000" fo:font-size="13.5pt"/>
    </style:style>
    <style:style style:name="T10" style:family="text">
      <style:text-properties fo:color="#000000" style:font-name="Arial"/>
    </style:style>
    <style:style style:name="T11" style:family="text">
      <style:text-properties fo:color="#000000" style:font-name="Arial" fo:font-size="13.5pt"/>
    </style:style>
    <style:style style:name="T12" style:family="text">
      <style:text-properties fo:color="#000000" style:font-name="Arial" fo:font-size="12pt" style:font-size-asian="12pt" style:font-size-complex="12pt"/>
    </style:style>
    <style:style style:name="T13" style:family="text">
      <style:text-properties fo:color="#000000" fo:font-size="12pt" style:font-size-asian="12pt" style:font-size-complex="12pt"/>
    </style:style>
    <style:style style:name="T14" style:family="text">
      <style:text-properties fo:font-weight="bold" style:font-weight-asian="bold" style:font-weight-complex="bold"/>
    </style:style>
    <style:style style:name="T15" style:family="text">
      <style:text-properties style:font-name="Arial"/>
    </style:style>
    <style:style style:name="T16" style:family="text">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6">What Is Data Loss Prevention?</text:span></text:span><text:span text:style-name="T13"> </text:span></text:p>
      <text:p text:style-name="P2"/>
      <text:p text:style-name="P3"><text:bookmark text:name="tw-target-text"/>Data Loss Prevention (DLP), auch Data Leak Prevention genannt, ist eine Reihe von Technologien, die sicherstellen, dass Benutzer keine wertvollen oder sensiblen Daten außerhalb des Unternehmens übertragen. Dabei spielt es keine Rolle, ob die Daten per E-Mail, SMS oder File-Sharing versendet werden. Diese Daten könnten in die falschen Hände oder an nicht autorisierte Orte geraten. Um sicherzustellen, dass Daten nicht dorthin gelangen, wo sie nicht hingehören, überwachen, identifizieren und verhindern DLP-Lösungen unbefugte Übertragungen und tragen gleichzeitig dazu bei, das Vertrauen der Kunden aufrechtzuerhalten.</text:p>
      <text:p text:style-name="P6"/>
      <text:p text:style-name="P5">DLP bietet Cybersicherheitsteams vollständige Einblicke in alle Netzwerkdatenmanipulationen, einschließlich:</text:p>
      <text:p text:style-name="P6"/>
      <text:p text:style-name="P5">Verwendete Daten: Schutz von Daten, wenn ein Benutzer oder eine Anwendung sie verwendet.</text:p>
      <text:p text:style-name="P5">Daten in Bewegung: Gewährleistung der sicheren Übertragung sensibler Daten über das Netzwerk</text:p>
      <text:p text:style-name="P5">Daten im Ruhezustand: Schutz von Daten, die an jedem Netzwerkstandort, einschließlich der Cloud, gespeichert sind.</text:p>
      <text:p text:style-name="P5"/>
      <text:p text:style-name="P5"><text:bookmark text:name="tw-target-text1"/>DLP wird häufig verwendet, um Datenverluste oder -lecks aus verschiedenen Quellen zu vermeiden, darunter:</text:p>
      <text:p text:style-name="P5"/>
      <text:p text:style-name="P5"/>
      <text:p text:style-name="P5"><text:bookmark text:name="tw-target-text2"/>Mitarbeiter in Organisationen sind sensiblen Daten ausgesetzt und können diese weitergeben, was zu versehentlichem oder absichtlichem Datenverlust oder -verlust führen kann. DLP befasst sich mit drei entscheidenden Zielen, die für viele Organisationen wichtig sind:</text:p>
      <text:p text:style-name="P6"/>
      <text:p text:style-name="P5"><text:span text:style-name="T14">Compliance:</text:span> Die Regierung erzwingt verbindliche Compliance-Anforderungen für Organisationen wie HIPAA, SOX, PCI DSS. Diese Anforderungen legen häufig fest, wie Organisationen personenbezogene Daten (PII) und andere vertrauliche Daten schützen sollen. DLP ist der grundlegende Schritt in Richtung Compliance. Es kann sensible Daten erkennen, kategorisieren und klassifizieren und die Aktionen und Ereignisse der Daten überwachen. Darüber hinaus stellen die DLP-Berichtsfunktionen die für diese Compliance-Audits erforderlichen Informationen bereit.</text:p>
      <text:p text:style-name="P4"><text:soft-page-break/><text:span text:style-name="Strong_20_Emphasis"><text:span text:style-name="T12">Intellectual Property (IP)</text:span></text:span><text:span text:style-name="T16">: Die meisten Organisationen verfügen über Geschäftsgeheimnisse oder geistiges Eigentum wie Kundenlisten, Geschäftspläne, Produkte und mehr. Da diese Art von Datenverlust äußerst zerstörerisch sein kann, betrachten böswillige Akteure sie als potenzielles Angriffsziel. DLP-Richtlinien können dabei helfen, kritische Datenbestände zu identifizieren und zu schützen, indem sie Unbefugte daran hindern, diese zu manipulieren.</text:span></text:p>
      <text:p text:style-name="P4"><text:span text:style-name="T16"/></text:p>
      <text:p text:style-name="P4"><text:span text:style-name="Strong_20_Emphasis"><text:span text:style-name="T12">Data Visibility:</text:span></text:span><text:span text:style-name="T16"> <text:s/>DLP kann Informationen darüber offenlegen, wie Benutzer Daten verwenden. Um sensible Daten zu schützen, müssen Unternehmen zunächst deren Existenz, Standort, wer sie nutzt und aus welchen Gründen verstehen. Eine DLP-Lösung kann dabei helfen, Daten auf Endpunkten, Netzwerken und der Cloud anzuzeigen und zu verfolgen. Es bietet Einblicke in die Art und Weise, wie Benutzer in der Organisation mit Daten interagieren.</text:span></text:p>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071cm" fo:margin-left="1.349cm" fo:margin-right="1.0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26S</meta:editing-duration>
    <meta:editing-cycles>4</meta:editing-cycles>
    <meta:generator>OpenOffice/4.1.14$Win32 OpenOffice.org_project/4114m1$Build-9811</meta:generator>
    <dc:date>2023-11-27T14:08:27.14</dc:date>
    <dc:creator>kaos sevdalisi</dc:creator>
    <meta:document-statistic meta:table-count="0" meta:image-count="0" meta:object-count="0" meta:page-count="2" meta:paragraph-count="11" meta:word-count="365" meta:character-count="2851"/>
    <meta:user-defined meta:name="Info 1"/>
    <meta:user-defined meta:name="Info 2"/>
    <meta:user-defined meta:name="Info 3"/>
    <meta:user-defined meta:name="Info 4"/>
  </office:meta>
</office:document-meta>
</file>